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55" officeooo:paragraph-rsid="000c3455"/>
    </style:style>
    <style:style style:name="P2" style:family="paragraph" style:parent-style-name="Standard">
      <style:text-properties officeooo:rsid="000c3455" officeooo:paragraph-rsid="0013ec60"/>
    </style:style>
    <style:style style:name="P3" style:family="paragraph" style:parent-style-name="Standard">
      <style:text-properties officeooo:rsid="000de326" officeooo:paragraph-rsid="000de326"/>
    </style:style>
    <style:style style:name="P4" style:family="paragraph" style:parent-style-name="Standard">
      <style:text-properties officeooo:rsid="0011032b" officeooo:paragraph-rsid="0011032b"/>
    </style:style>
    <style:style style:name="P5" style:family="paragraph" style:parent-style-name="Standard">
      <style:text-properties officeooo:rsid="0013ec60" officeooo:paragraph-rsid="0013ec60"/>
    </style:style>
    <style:style style:name="P6" style:family="paragraph" style:parent-style-name="Standard">
      <style:text-properties officeooo:rsid="0014fd49" officeooo:paragraph-rsid="0014fd49"/>
    </style:style>
    <style:style style:name="P7" style:family="paragraph" style:parent-style-name="Standard">
      <style:text-properties officeooo:rsid="0018a2e6" officeooo:paragraph-rsid="0018a2e6"/>
    </style:style>
    <style:style style:name="P8" style:family="paragraph" style:parent-style-name="Standard">
      <style:text-properties officeooo:rsid="0019f7a4" officeooo:paragraph-rsid="0019f7a4"/>
    </style:style>
    <style:style style:name="P9" style:family="paragraph" style:parent-style-name="Standard">
      <style:text-properties officeooo:rsid="001bff8f" officeooo:paragraph-rsid="001bff8f"/>
    </style:style>
    <style:style style:name="T1" style:family="text">
      <style:text-properties officeooo:rsid="0011032b"/>
    </style:style>
    <style:style style:name="T2" style:family="text">
      <style:text-properties officeooo:rsid="00123111"/>
    </style:style>
    <style:style style:name="T3" style:family="text">
      <style:text-properties officeooo:rsid="001bf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ötes-protokoll.</text:p>
      <text:p text:style-name="Standard">Mötes regler: </text:p>
      <text:p text:style-name="Standard"><text:tab/>1. Inga datorer under diskussioner.</text:p>
      <text:p text:style-name="Standard"><text:tab/>2. Inga telefoner.</text:p>
      <text:p text:style-name="Standard"><text:tab/>3. Moget beteende.</text:p>
      <text:p text:style-name="Standard"><text:tab/>4. Mötes protokoll läggs upp till FTP servern.</text:p>
      <text:p text:style-name="Standard"><text:tab/><text:span text:style-name="T1">5. Ingen mat på möten</text:span></text:p>
      <text:p text:style-name="Standard"><text:tab/></text:p>
      <text:p text:style-name="Standard"/>
      <text:p text:style-name="Standard">Mötes Agenda: </text:p>
      <text:p text:style-name="Standard"><text:tab/>1. Sammanfattning över förra mötet</text:p>
      <text:p text:style-name="Standard"><text:tab/>2. Vad vi har gjort, synpunkter/person. (Simon, Steven, Hampus, Ludwig)</text:p>
      <text:p text:style-name="Standard"><text:tab/>3. Företags relaterade ärenden.</text:p>
      <text:p text:style-name="Standard"><text:tab/>3.1 Kunder(?)</text:p>
      <text:p text:style-name="Standard"><text:tab/>3.2 ÖVRIGT</text:p>
      <text:p text:style-name="Standard"><text:tab/>4. Web relaterad ärenden. </text:p>
      <text:p text:style-name="Standard"><text:tab/>5. ÖVRIGT</text:p>
      <text:p text:style-name="Standard"/>
      <text:p text:style-name="Standard"/>
      <text:p text:style-name="Standard"/>
      <text:p text:style-name="Standard">Mötes Roller: </text:p>
      <text:p text:style-name="Standard"><text:tab/>Ordförande: Hampus Åkesson<text:tab/></text:p>
      <text:p text:style-name="Standard"><text:tab/>Sekreterare: Steven Cederrand</text:p>
      <text:p text:style-name="Standard"><text:tab/></text:p>
      <text:p text:style-name="Standard">22/11 – 2018</text:p>
      <text:p text:style-name="P1">1. Sammanfattning. Portfolio: Template Sidor…</text:p>
      <text:p text:style-name="P4">-</text:p>
      <text:p text:style-name="P4">2. <text:span text:style-name="T2">Hampus jobba på sin sida lite mer, Ludwig måste arbeta på sin sida.</text:span></text:p>
      <text:p text:style-name="P4">-</text:p>
      <text:p text:style-name="P5">3.</text:p>
      <text:p text:style-name="P5">Logo. -Ludwig/steven ska komma fram med ett logo. </text:p>
      <text:p text:style-name="P8">Bilde<text:span text:style-name="T3">r.</text:span></text:p>
      <text:p text:style-name="P5">-</text:p>
      <text:p text:style-name="P5">4.</text:p>
      <text:p text:style-name="P5">Ingen scroll sida. </text:p>
      <text:p text:style-name="P5">Navigation bar på vänstersidan(annars krävs redovisning).</text:p>
      <text:p text:style-name="P5">Sidorna ska vara stilrena. </text:p>
      <text:p text:style-name="P6">Javascript crash course(Datum?)</text:p>
      <text:p text:style-name="P7">Personliga sidor(me sidor)</text:p>
      <text:p text:style-name="P7">-</text:p>
      <text:p text:style-name="P7"/>
      <text:p text:style-name="P7">5. </text:p>
      <text:p text:style-name="P2">-</text:p>
      <text:p text:style-name="P3">Diskutera med Ludwig om arbetsfördelning. </text:p>
      <text:p text:style-name="P5">Diskutera färgscheman</text:p>
      <text:p text:style-name="P7"/>
      <text:p text:style-name="P7">Att göra: </text:p>
      <text:p text:style-name="P7">maintanance sida istället för ingen aschtech sida.</text:p>
      <text:p text:style-name="P7">Arbete på personliga sidorna. </text:p>
      <text:p text:style-name="P9">Nästa vecka, 29/11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33:53.051015758</meta:creation-date>
    <dc:date>2018-11-24T18:23:57.580478287</dc:date>
    <meta:editing-duration>PT26M35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1" meta:paragraph-count="44" meta:word-count="146" meta:character-count="995" meta:non-whitespace-character-count="861"/>
  </office:meta>
</office:document-meta>
</file>